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70000018720848C0E.jpg" manifest:media-type="image/jpeg"/>
  <manifest:file-entry manifest:full-path="Pictures/100000000000045F000001AFB6540D0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cm" fo:min-width="0.8cm"/>
    </style:style>
    <style:style style:name="gr4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23cm" svg:height="2.204cm" svg:x="3.277cm" svg:y="4.596cm">
          <draw:image xlink:href="Pictures/100000000000045F000001AFB6540D03.jpg" xlink:type="simple" xlink:show="embed" xlink:actuate="onLoad">
            <text:p/>
          </draw:image>
        </draw:frame>
        <draw:frame draw:style-name="gr1" draw:text-style-name="P1" draw:layer="layout" svg:width="2.3cm" svg:height="1.976cm" draw:transform="rotate (-3.14159265358979) translate (12.5cm 6.6cm)">
          <draw:image xlink:href="Pictures/10000000000001C70000018720848C0E.jpg" xlink:type="simple" xlink:show="embed" xlink:actuate="onLoad">
            <text:p/>
          </draw:image>
        </draw:frame>
        <draw:frame draw:style-name="gr2" draw:layer="layout" svg:width="1.349cm" svg:height="0.962cm" svg:x="2.95cm" svg:y="3.5cm">
          <draw:text-box>
            <text:p>(A)</text:p>
          </draw:text-box>
        </draw:frame>
        <draw:frame draw:style-name="gr2" draw:layer="layout" svg:width="1.349cm" svg:height="0.962cm" svg:x="9.951cm" svg:y="3.6cm">
          <draw:text-box>
            <text:p>(B)</text:p>
          </draw:text-box>
        </draw:frame>
        <draw:custom-shape draw:style-name="gr3" draw:text-style-name="P2" draw:layer="layout" svg:width="1.3cm" svg:height="0.65cm" svg:x="14cm" svg:y="5.6cm">
          <text:p text:style-name="P1"><text:span text:style-name="T1">pin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cm" svg:y1="6.25cm" svg:x2="12.525cm" svg:y2="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4T11:40:11.262815842</meta:creation-date>
    <dc:date>2014-12-04T11:45:00.135294834</dc:date>
    <dc:creator>Alexander Lenz</dc:creator>
    <meta:editing-duration>PT4M49S</meta:editing-duration>
    <meta:editing-cycles>2</meta:editing-cycles>
    <meta:generator>LibreOffice/4.3.3.2$Linux_x86 LibreOffice_project/430m0$Build-2</meta:generator>
    <meta:document-statistic meta:object-count="6"/>
  </office:meta>
</office:document-meta>
</file>